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9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10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5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6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textarea-vertical-align="middle" loext:decorative="false"/>
      <style:paragraph-properties style:writing-mode="lr-tb"/>
    </style:style>
    <style:style style:name="gr20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2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8fd7d7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b255"/>
      <style:paragraph-properties fo:text-align="center"/>
    </style:style>
    <style:style style:name="P6" style:family="paragraph">
      <loext:graphic-properties draw:fill="solid" draw:fill-color="#00b0be"/>
      <style:paragraph-properties fo:text-align="center"/>
    </style:style>
    <style:style style:name="P7" style:family="paragraph">
      <loext:graphic-properties draw:fill="solid" draw:fill-color="#f45f74"/>
      <style:paragraph-properties fo:text-align="center"/>
    </style:style>
    <style:style style:name="P8" style:family="paragraph">
      <loext:graphic-properties draw:fill="solid" draw:fill-color="#bdd373"/>
      <style:paragraph-properties fo:text-align="center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ffcd8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98c127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4cm" svg:height="1cm" svg:x="11.1cm" svg:y="1.9cm">
          <text:p text:style-name="P1">memory</text:p>
        </draw:rect>
        <draw:rect draw:style-name="gr2" draw:text-style-name="P3" xml:id="id2" draw:id="id2" draw:layer="layout" svg:width="2.5cm" svg:height="1cm" svg:x="6.8cm" svg:y="4.8cm">
          <text:p text:style-name="P1">explicit</text:p>
        </draw:rect>
        <draw:rect draw:style-name="gr2" draw:text-style-name="P3" xml:id="id3" draw:id="id3" draw:layer="layout" svg:width="2.3cm" svg:height="1cm" svg:x="3.9cm" svg:y="7.2cm">
          <text:p text:style-name="P1">long term</text:p>
        </draw:rect>
        <draw:connector draw:style-name="gr3" draw:text-style-name="P4" draw:layer="layout" draw:type="curve" svg:x1="12.3cm" svg:y1="2.9cm" svg:x2="8.05cm" svg:y2="4.8cm" draw:start-shape="id1" draw:start-glue-point="2" draw:end-shape="id2" svg:d="M12300 2900c0 1425-4250 475-4250 1900" svg:viewBox="0 0 4251 1901">
          <text:p/>
        </draw:connector>
        <draw:connector draw:style-name="gr4" draw:text-style-name="P4" draw:layer="layout" draw:type="curve" svg:x1="8.05cm" svg:y1="5.8cm" svg:x2="5.05cm" svg:y2="7.2cm" draw:start-shape="id2" draw:start-glue-point="2" draw:end-shape="id3" draw:end-glue-point="0" svg:d="M8050 5800c0 1050-3000 350-3000 1400" svg:viewBox="0 0 3001 1401">
          <text:p/>
        </draw:connector>
        <draw:rect draw:style-name="gr2" draw:text-style-name="P3" xml:id="id4" draw:id="id4" draw:layer="layout" svg:width="2.5cm" svg:height="1cm" svg:x="16.1cm" svg:y="4.8cm">
          <text:p text:style-name="P1">implicit</text:p>
        </draw:rect>
        <draw:connector draw:style-name="gr5" draw:text-style-name="P4" draw:layer="layout" draw:type="curve" svg:x1="12.3cm" svg:y1="2.9cm" svg:x2="17.35cm" svg:y2="4.8cm" draw:start-shape="id1" draw:start-glue-point="2" draw:end-shape="id4" draw:end-glue-point="0" svg:d="M12300 2900c0 1425 5050 475 5050 1900" svg:viewBox="0 0 5051 1901">
          <text:p/>
        </draw:connector>
        <draw:rect draw:style-name="gr2" draw:text-style-name="P3" xml:id="id6" draw:id="id6" draw:layer="layout" svg:width="2.5cm" svg:height="1cm" svg:x="17.6cm" svg:y="7.2cm">
          <text:p text:style-name="P1">Repetition <text:line-break/>priming</text:p>
        </draw:rect>
        <draw:rect draw:style-name="gr2" draw:text-style-name="P3" xml:id="id5" draw:id="id5" draw:layer="layout" svg:width="2.5cm" svg:height="1cm" svg:x="14.6cm" svg:y="7.2cm">
          <text:p text:style-name="P1">skills</text:p>
        </draw:rect>
        <draw:connector draw:style-name="gr6" draw:text-style-name="P4" draw:layer="layout" draw:type="curve" svg:x1="17.35cm" svg:y1="5.8cm" svg:x2="15.85cm" svg:y2="7.2cm" draw:start-shape="id4" draw:start-glue-point="2" draw:end-shape="id5" draw:end-glue-point="0" svg:d="M17350 5800c0 1050-1500 350-1500 1400" svg:viewBox="0 0 1501 1401">
          <text:p/>
        </draw:connector>
        <draw:connector draw:style-name="gr7" draw:text-style-name="P4" draw:layer="layout" draw:type="curve" svg:x1="17.35cm" svg:y1="5.8cm" svg:x2="18.85cm" svg:y2="7.2cm" draw:start-shape="id4" draw:start-glue-point="2" draw:end-shape="id6" draw:end-glue-point="0" svg:d="M17350 5800c0 1050 1500 350 1500 1400" svg:viewBox="0 0 1501 1401">
          <text:p/>
        </draw:connector>
        <draw:rect draw:style-name="gr2" draw:text-style-name="P3" xml:id="id8" draw:id="id8" draw:layer="layout" svg:width="2.3cm" svg:height="1cm" svg:x="3.6cm" svg:y="9.1cm">
          <text:p text:style-name="P1">episodic</text:p>
        </draw:rect>
        <draw:rect draw:style-name="gr2" draw:text-style-name="P3" xml:id="id7" draw:id="id7" draw:layer="layout" svg:width="2.3cm" svg:height="1cm" svg:x="6.9cm" svg:y="7.2cm">
          <text:p text:style-name="P1">semantic</text:p>
        </draw:rect>
        <draw:connector draw:style-name="gr8" draw:text-style-name="P4" draw:layer="layout" draw:type="curve" svg:x1="8.05cm" svg:y1="5.8cm" svg:x2="8.05cm" svg:y2="7.2cm" draw:start-shape="id2" draw:start-glue-point="2" draw:end-shape="id7" draw:end-glue-point="0" svg:d="M8050 5800v1400" svg:viewBox="0 0 1 1401">
          <text:p/>
        </draw:connector>
        <draw:connector draw:style-name="gr9" draw:text-style-name="P4" draw:layer="layout" draw:type="curve" svg:x1="5.05cm" svg:y1="8.2cm" svg:x2="4.75cm" svg:y2="9.1cm" draw:start-shape="id3" draw:start-glue-point="2" draw:end-shape="id8" draw:end-glue-point="0" svg:d="M5050 8200c0 675-300 225-300 900" svg:viewBox="0 0 301 901">
          <text:p/>
        </draw:connector>
        <draw:rect draw:style-name="gr10" draw:text-style-name="P5" xml:id="id9" draw:id="id9" draw:layer="layout" svg:width="2.9cm" svg:height="1.6cm" svg:x="18.8cm" svg:y="9.1cm">
          <text:p text:style-name="P1">Sequence to<text:line-break/>sequence <text:line-break/>models</text:p>
        </draw:rect>
        <draw:connector draw:style-name="gr11" draw:text-style-name="P4" draw:layer="layout" draw:type="curve" svg:x1="18.85cm" svg:y1="8.2cm" svg:x2="20.25cm" svg:y2="9.1cm" draw:start-shape="id6" draw:start-glue-point="2" draw:end-shape="id9" draw:end-glue-point="0" svg:d="M18850 8200c0 675 1400 225 1400 900" svg:viewBox="0 0 1401 901">
          <text:p/>
        </draw:connector>
        <draw:rect draw:style-name="gr10" draw:text-style-name="P5" xml:id="id10" draw:id="id10" draw:layer="layout" svg:width="2.3cm" svg:height="1cm" svg:x="2.4cm" svg:y="11.2cm">
          <text:p text:style-name="P1">goals</text:p>
        </draw:rect>
        <draw:connector draw:style-name="gr12" draw:text-style-name="P4" draw:layer="layout" draw:type="curve" svg:x1="4.75cm" svg:y1="10.1cm" svg:x2="3.55cm" svg:y2="11.2cm" draw:start-shape="id8" draw:start-glue-point="2" draw:end-shape="id10" draw:end-glue-point="0" svg:d="M4750 10100c0 825-1200 275-1200 1100" svg:viewBox="0 0 1201 1101">
          <text:p/>
        </draw:connector>
        <draw:rect draw:style-name="gr2" draw:text-style-name="P3" xml:id="id11" draw:id="id11" draw:layer="layout" svg:width="2.3cm" svg:height="1cm" svg:x="9.6cm" svg:y="7.2cm">
          <text:p text:style-name="P1">item <text:line-break/>memory</text:p>
        </draw:rect>
        <draw:connector draw:style-name="gr13" draw:text-style-name="P4" draw:layer="layout" draw:type="curve" svg:x1="8.05cm" svg:y1="5.8cm" svg:x2="10.75cm" svg:y2="7.2cm" draw:start-shape="id2" draw:start-glue-point="2" draw:end-shape="id11" draw:end-glue-point="0" svg:d="M8050 5800c0 1050 2700 350 2700 1400" svg:viewBox="0 0 2701 1401">
          <text:p/>
        </draw:connector>
        <draw:rect draw:style-name="gr2" draw:text-style-name="P3" xml:id="id12" draw:id="id12" draw:layer="layout" svg:width="2.3cm" svg:height="1cm" svg:x="9.6cm" svg:y="9.9cm">
          <text:p text:style-name="P1">knowing</text:p>
        </draw:rect>
        <draw:connector draw:style-name="gr14" draw:text-style-name="P4" draw:layer="layout" draw:type="curve" svg:x1="10.75cm" svg:y1="8.2cm" svg:x2="10.75cm" svg:y2="9.9cm" draw:start-shape="id11" draw:start-glue-point="2" draw:end-shape="id12" svg:d="M10750 8200v1700" svg:viewBox="0 0 1 1701">
          <text:p/>
        </draw:connector>
        <draw:connector draw:style-name="gr15" draw:text-style-name="P4" draw:layer="layout" draw:type="curve" svg:x1="8.05cm" svg:y1="8.2cm" svg:x2="10.75cm" svg:y2="9.9cm" draw:start-shape="id7" draw:start-glue-point="2" draw:end-shape="id12" draw:end-glue-point="0" svg:d="M8050 8200c0 1275 2700 425 2700 1700" svg:viewBox="0 0 2701 1701">
          <text:p/>
        </draw:connector>
        <draw:rect draw:style-name="gr1" draw:text-style-name="P2" draw:layer="layout" svg:width="3.2cm" svg:height="1.5cm" svg:x="31.2cm" svg:y="4.6cm">
          <text:p text:style-name="P1">Test</text:p>
        </draw:rect>
        <draw:rect draw:style-name="gr10" draw:text-style-name="P5" draw:layer="layout" svg:width="3.3cm" svg:height="1.5cm" svg:x="31.2cm" svg:y="6.4cm">
          <text:p text:style-name="P1">Test</text:p>
        </draw:rect>
        <draw:rect draw:style-name="gr16" draw:text-style-name="P6" draw:layer="layout" svg:width="3.4cm" svg:height="1.4cm" svg:x="31.1cm" svg:y="10.2cm">
          <text:p text:style-name="P1">Test</text:p>
        </draw:rect>
        <draw:rect draw:style-name="gr17" draw:text-style-name="P7" draw:layer="layout" svg:width="3.4cm" svg:height="1.3cm" svg:x="31.1cm" svg:y="11.8cm">
          <text:p text:style-name="P1">Test</text:p>
        </draw:rect>
        <draw:rect draw:style-name="gr1" draw:text-style-name="P2" draw:layer="layout" svg:width="3.2cm" svg:height="1.5cm" svg:x="35.1cm" svg:y="4.6cm">
          <text:p text:style-name="P1">#FF8CA1</text:p>
        </draw:rect>
        <draw:rect draw:style-name="gr18" draw:text-style-name="P8" draw:layer="layout" svg:width="3.4cm" svg:height="1.4cm" svg:x="31.1cm" svg:y="13.3cm">
          <text:p text:style-name="P1">Process</text:p>
        </draw:rect>
        <draw:rect draw:style-name="gr19" draw:text-style-name="P9" draw:layer="layout" svg:width="10cm" svg:height="0.9cm" svg:x="28.6cm" svg:y="2.1cm">
          <text:p text:style-name="P1"><text:span text:style-name="T1">8 color</text:span></text:p>
        </draw:rect>
        <draw:rect draw:style-name="gr10" draw:text-style-name="P5" draw:layer="layout" svg:width="3.3cm" svg:height="1.5cm" svg:x="35cm" svg:y="6.4cm">
          <text:p text:style-name="P1">#FFB255</text:p>
        </draw:rect>
        <draw:rect draw:style-name="gr16" draw:text-style-name="P6" draw:layer="layout" svg:width="3.4cm" svg:height="1.4cm" svg:x="34.9cm" svg:y="10.2cm">
          <text:p text:style-name="P1">#00B0BE</text:p>
        </draw:rect>
        <draw:rect draw:style-name="gr20" draw:text-style-name="P10" draw:layer="layout" svg:width="3.3cm" svg:height="1.5cm" svg:x="31.2cm" svg:y="8.4cm">
          <text:p text:style-name="P1">Test</text:p>
        </draw:rect>
        <draw:rect draw:style-name="gr20" draw:text-style-name="P10" draw:layer="layout" svg:width="3.3cm" svg:height="1.5cm" svg:x="35cm" svg:y="8.4cm">
          <text:p text:style-name="P1">#FFB255</text:p>
        </draw:rect>
        <draw:frame draw:style-name="gr21" draw:text-style-name="P11" draw:layer="layout" svg:width="5.655cm" svg:height="0.726cm" svg:x="28.645cm" svg:y="3.2cm">
          <draw:text-box>
            <text:p>Alternating Light/Dark Pairs</text:p>
          </draw:text-box>
        </draw:frame>
        <draw:rect draw:style-name="gr17" draw:text-style-name="P7" draw:layer="layout" svg:width="3.4cm" svg:height="1.3cm" svg:x="34.9cm" svg:y="11.8cm">
          <text:p text:style-name="P1">#F45F74</text:p>
        </draw:rect>
        <draw:rect draw:style-name="gr18" draw:text-style-name="P8" draw:layer="layout" svg:width="3.4cm" svg:height="1.4cm" svg:x="34.9cm" svg:y="13.3cm">
          <text:p text:style-name="P1">#BDD373</text:p>
        </draw:rect>
        <draw:rect draw:style-name="gr22" draw:text-style-name="P12" draw:layer="layout" svg:width="3.4cm" svg:height="1.4cm" svg:x="31.1cm" svg:y="15cm">
          <text:p text:style-name="P1">Process</text:p>
        </draw:rect>
        <draw:rect draw:style-name="gr22" draw:text-style-name="P12" draw:layer="layout" svg:width="3.4cm" svg:height="1.4cm" svg:x="34.9cm" svg:y="15cm">
          <text:p text:style-name="P1">#98C127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6c8ebf" draw:marker-start-width="0.2cm" draw:marker-start-center="false" draw:marker-end-width="0.2cm" draw:marker-end-center="false" draw:fill="solid" draw:fill-color="#cce5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7:43:49.433242740</meta:creation-date>
    <meta:editing-duration>PT7H2M21S</meta:editing-duration>
    <meta:editing-cycles>4</meta:editing-cycles>
    <meta:generator>LibreOffice/25.8.0.4$Linux_X86_64 LibreOffice_project/48f00303701489684e67c38c28aff00cd5929e67</meta:generator>
    <dc:title>diagram</dc:title>
    <dc:date>2025-12-31T20:25:10.956479888</dc:date>
    <meta:document-statistic meta:object-count="40"/>
    <meta:template xlink:type="simple" xlink:actuate="onRequest" xlink:title="diagram" xlink:href="../../../../../../Templates/diagram1.otg" meta:date="2025-12-30T17:43:48.468638463"/>
  </office:meta>
</office:document-meta>
</file>